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hdphoto1.wdp"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Franklin Gothic Book" svg:font-family="&quot;Franklin Gothic Book&quot;"/>
    <style:font-face style:name="Constantia" svg:font-family="Constantia"/>
    <style:font-face style:name="Franklin Gothic Medium" svg:font-family="&quot;Franklin Gothic Medium&quot;"/>
  </office:font-face-decls>
  <office:automatic-styles>
    <style:style style:name="ce1" style:family="table-cell" style:parent-style-name="Default" style:data-style-name="N0"/>
    <style:style style:name="ce2" style:family="table-cell" style:parent-style-name="Default" style:data-style-name="N0">
      <style:table-cell-properties fo:background-color="#1F497D"/>
    </style:style>
    <style:style style:name="ce3" style:family="table-cell" style:parent-style-name="Default" style:data-style-name="N0">
      <style:table-cell-properties fo:border-top="none" fo:border-bottom="thick solid #1F497D" fo:border-left="none" fo:border-right="none"/>
    </style:style>
    <style:style style:name="ce4" style:family="table-cell" style:parent-style-name="Date" style:data-style-name="N19">
      <style:table-cell-properties style:vertical-align="automatic" fo:wrap-option="wrap" style:cell-protect="protected" style:repeat-content="false"/>
      <style:paragraph-properties fo:text-align="start" fo:margin-left="0cm"/>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middle" fo:wrap-option="no-wrap" style:repeat-content="false"/>
      <style:paragraph-properties fo:text-align="start" fo:margin-left="0cm"/>
      <style:text-properties fo:color="#0D0D0D" fo:font-size="12pt" style:font-size-asian="12pt" style:font-size-complex="12pt"/>
    </style:style>
    <style:style style:name="ce6" style:family="table-cell" style:parent-style-name="Default" style:data-style-name="N0">
      <style:table-cell-properties style:vertical-align="middle" fo:wrap-option="wrap" style:repeat-content="false"/>
      <style:paragraph-properties fo:text-align="start" fo:margin-left="0cm"/>
      <style:text-properties fo:color="#0D0D0D" fo:font-size="12pt" style:font-size-asian="12pt" style:font-size-complex="12pt"/>
    </style:style>
    <style:style style:name="ce7" style:family="table-cell" style:parent-style-name="Phone" style:data-style-name="N36">
      <style:table-cell-properties style:vertical-align="middle" fo:background-color="transparent" style:cell-protect="protected" style:repeat-content="false"/>
      <style:paragraph-properties fo:text-align="start" fo:margin-left="0cm"/>
      <style:text-properties fo:color="#0D0D0D" fo:font-size="12pt" style:font-size-asian="12pt" style:font-size-complex="12pt"/>
    </style:style>
    <style:style style:name="ce8" style:family="table-cell" style:parent-style-name="Heading_32_2" style:data-style-name="N0">
      <style:table-cell-properties style:vertical-align="automatic" style:repeat-content="false"/>
      <style:paragraph-properties fo:text-align="end" fo:margin-right="0cm"/>
      <style:text-properties fo:color="#404040" style:font-name="Franklin Gothic Medium" style:font-name-asian="Franklin Gothic Medium" style:font-name-complex="Franklin Gothic Medium" fo:font-size="12pt" style:font-size-asian="12pt" style:font-size-complex="12pt"/>
    </style:style>
    <style:style style:name="ce9" style:family="table-cell" style:parent-style-name="Hyperlink" style:data-style-name="N0">
      <style:table-cell-properties style:vertical-align="middle" fo:wrap-option="wrap"/>
      <style:text-properties fo:color="#404040"/>
    </style:style>
    <style:style style:name="ce10" style:family="table-cell" style:parent-style-name="Default" style:data-style-name="N0">
      <style:table-cell-properties fo:border-top="thin solid #1F497D" fo:border-bottom="thin solid #1F497D" fo:border-left="none" fo:border-right="none" style:vertical-align="middle" fo:wrap-option="no-wrap" fo:background-color="#FFFFFF" style:repeat-content="false"/>
      <style:paragraph-properties fo:text-align="start" fo:margin-left="0cm"/>
      <style:text-properties fo:color="#1F497D" fo:font-size="12pt" style:font-size-asian="12pt" style:font-size-complex="12pt" fo:font-weight="bold" style:font-weight-asian="bold" style:font-weight-complex="bold"/>
    </style:style>
    <style:style style:name="ce11" style:family="table-cell" style:parent-style-name="Title" style:data-style-name="N0">
      <style:table-cell-properties style:vertical-align="middle"/>
      <style:text-properties fo:color="#404040" style:font-name="Constantia" style:font-name-asian="Constantia" style:font-name-complex="Constantia" fo:font-size="18pt" style:font-size-asian="18pt" style:font-size-complex="18pt"/>
    </style:style>
    <style:style style:name="ce12" style:family="table-cell" style:parent-style-name="Default" style:data-style-name="N0">
      <style:table-cell-properties fo:border-top="none" fo:border-bottom="thick solid #1F497D" fo:border-left="none" fo:border-right="none" style:vertical-align="middle" fo:wrap-option="wrap" fo:background-color="#1F497D" style:repeat-content="false"/>
      <style:paragraph-properties fo:text-align="center"/>
      <style:text-properties fo:color="#FFFFFF" style:font-name="Constantia" style:font-name-asian="Constantia" style:font-name-complex="Constantia" fo:font-size="18pt" style:font-size-asian="18pt" style:font-size-complex="18pt"/>
    </style:style>
    <style:style style:name="ce13" style:family="table-cell" style:parent-style-name="Default" style:data-style-name="N0">
      <style:table-cell-properties style:vertical-align="middle" fo:wrap-option="wrap"/>
      <style:text-properties fo:color="#0D0D0D" fo:font-size="12pt" style:font-size-asian="12pt" style:font-size-complex="12pt"/>
    </style:style>
    <style:style style:name="ce14" style:family="table-cell" style:parent-style-name="Phone" style:data-style-name="N36">
      <style:table-cell-properties style:vertical-align="middle" fo:background-color="transparent" style:cell-protect="protected" style:repeat-content="false"/>
      <style:paragraph-properties fo:text-align="start" fo:margin-left="0cm"/>
      <style:text-properties fo:color="#0D0D0D" fo:font-size="12pt" style:font-size-asian="12pt" style:font-size-complex="12pt"/>
    </style:style>
    <style:style style:name="ce15" style:family="table-cell" style:parent-style-name="Default" style:data-style-name="N0">
      <style:table-cell-properties style:vertical-align="middle" fo:wrap-option="wrap" fo:background-color="transparent"/>
      <style:text-properties fo:color="#0D0D0D" fo:font-size="12pt" style:font-size-asian="12pt" style:font-size-complex="12pt"/>
    </style:style>
    <style:style style:name="ce16" style:family="table-cell" style:parent-style-name="Default" style:data-style-name="N0">
      <style:table-cell-properties style:vertical-align="middle" fo:wrap-option="wrap"/>
      <style:text-properties fo:color="#0D0D0D" fo:font-size="12pt" style:font-size-asian="12pt" style:font-size-complex="12pt" fo:font-weight="bold" style:font-weight-asian="bold" style:font-weight-complex="bold"/>
    </style:style>
    <style:style style:name="ce17" style:family="table-cell" style:parent-style-name="Default" style:data-style-name="N19">
      <style:table-cell-properties fo:border-top="none" fo:border-bottom="thick solid #1F497D" fo:border-left="none" fo:border-right="none"/>
    </style:style>
    <style:style style:name="co1" style:family="table-column">
      <style:table-column-properties fo:break-before="auto" style:column-width="1.190625cm"/>
    </style:style>
    <style:style style:name="co2" style:family="table-column">
      <style:table-column-properties fo:break-before="auto" style:column-width="5.159375cm"/>
    </style:style>
    <style:style style:name="co3" style:family="table-column">
      <style:table-column-properties fo:break-before="auto" style:column-width="6.95854166666667cm"/>
    </style:style>
    <style:style style:name="co4" style:family="table-column">
      <style:table-column-properties fo:break-before="auto" style:column-width="4.92125cm"/>
    </style:style>
    <style:style style:name="co5" style:family="table-column">
      <style:table-column-properties fo:break-before="auto" style:column-width="7.3025cm"/>
    </style:style>
    <style:style style:name="co6" style:family="table-column">
      <style:table-column-properties fo:break-before="auto" style:column-width="0.635cm"/>
    </style:style>
    <style:style style:name="co7" style:family="table-column">
      <style:table-column-properties fo:break-before="auto" style:column-width="2.09020833333333cm"/>
    </style:style>
    <style:style style:name="ro1" style:family="table-row">
      <style:table-row-properties style:row-height="100.1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40.1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9.9pt" style:use-optimal-row-height="false" fo:break-before="auto"/>
    </style:style>
    <style:style style:name="ta1" style:family="table" style:master-page-name="mp1">
      <style:table-properties table:display="true" style:writing-mode="lr-tb"/>
    </style:style>
    <style:style style:family="graphic" style:name="a6">
      <style:graphic-properties fo:wrap-option="wrap" fo:padding-top="0.04167in" fo:padding-bottom="0.04167in" fo:padding-left="0.04167in" fo:padding-right="0.04167in" draw:textarea-vertical-align="middle" draw:textarea-horizontal-align="center" draw:fill="solid" draw:fill-color="#1f497d" draw:opacity="100%" draw:stroke="none" draw:auto-grow-width="false" draw:auto-grow-height="false"/>
      <style:paragraph-properties style:font-independent-line-spacing="false" style:writing-mode="lr-tb"/>
    </style:style>
    <style:style style:family="graphic" style:name="a0" style:parent-style-name="Graphics">
      <style:graphic-properties draw:fill="none" fo:clip="rect(0in, 0in, 0in, 0in)" draw:stroke="none" draw:image-opacity="40%"/>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4167in" fo:padding-bottom="0.04167in" fo:padding-left="0.04167in" fo:padding-right="0.04167in" draw:textarea-vertical-align="middle" draw:textarea-horizontal-align="left" draw:fill="solid" draw:fill-color="#1f497d" draw:opacity="100%" draw:stroke="none"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Franklin Gothic Book"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size="0.41667in" style:font-size-asian="0.41667in" style:font-size-complex="0.41667in" fo:letter-spacing="0in" fo:font-style="normal" style:font-style-asian="normal" style:font-style-complex="normal" fo:text-shadow="0in 0.01389in 0pc #000000"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Create an Employee Phone List in this worksheet</text:p>
          </table:help-message>
          <table:error-message table:display="true"/>
        </table:content-validation>
        <table:content-validation table:name="val2">
          <table:help-message table:display="true">
            <text:p>Enter Last Updated date in cell at right</text:p>
          </table:help-message>
          <table:error-message table:display="true"/>
        </table:content-validation>
        <table:content-validation table:name="val3">
          <table:help-message table:display="true">
            <text:p>Enter Last Updated date in this cell</text:p>
          </table:help-message>
          <table:error-message table:display="true"/>
        </table:content-validation>
        <table:content-validation table:name="val4">
          <table:help-message table:display="true">
            <text:p>Enter Last Name in this column under this heading. Use heading filters to find specific entries</text:p>
          </table:help-message>
          <table:error-message table:display="true"/>
        </table:content-validation>
        <table:content-validation table:name="val5">
          <table:help-message table:display="true">
            <text:p>Enter First Name in this column under this heading</text:p>
          </table:help-message>
          <table:error-message table:display="true"/>
        </table:content-validation>
        <table:content-validation table:name="val6">
          <table:help-message table:display="true">
            <text:p>Enter Address in this column under this heading</text:p>
          </table:help-message>
          <table:error-message table:display="true"/>
        </table:content-validation>
        <table:content-validation table:name="val7">
          <table:help-message table:display="true">
            <text:p>Enter Home Phone number in this column under this heading</text:p>
          </table:help-message>
          <table:error-message table:display="true"/>
        </table:content-validation>
        <table:content-validation table:name="val8">
          <table:help-message table:display="true">
            <text:p>Enter Work Phone number in this column under this heading</text:p>
          </table:help-message>
          <table:error-message table:display="true"/>
        </table:content-validation>
        <table:content-validation table:name="val9">
          <table:help-message table:display="true">
            <text:p>Enter Cell number in this column under this heading</text:p>
          </table:help-message>
          <table:error-message table:display="true"/>
        </table:content-validation>
        <table:content-validation table:name="val10">
          <table:help-message table:display="true">
            <text:p>Enter Email address in this column under this heading</text:p>
          </table:help-message>
          <table:error-message table:display="true"/>
        </table:content-validation>
        <table:content-validation table:name="val11">
          <table:help-message table:display="true">
            <text:p>Title of this worksheet is in this cell. Enter Last Updated date in cell at right</text:p>
          </table:help-message>
          <table:error-message table:display="true"/>
        </table:content-validation>
      </table:content-validations>
      <table:table table:name="TF004782352" table:style-name="ta1">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3" table:default-cell-style-name="ce1"/>
        <table:table-column table:style-name="co5" table:default-cell-style-name="ce1"/>
        <table:table-column table:style-name="co6" table:default-cell-style-name="ce1"/>
        <table:table-column table:style-name="co7" table:number-columns-repeated="16375" table:default-cell-style-name="ce1"/>
        <table:table-row table:style-name="ro1">
          <table:table-cell/>
          <table:table-cell table:style-name="ce2">
            <draw:custom-shape svg:x="0.44444in" svg:y="0.15278in" svg:width="0.51883in" svg:height="0.61111in" draw:z-index="3" draw:id="id2" draw:style-name="a6" draw:name="Shape">
              <svg:title/>
              <svg:desc>phone book icon</svg:desc>
              <text:p text:style-name="a5" text:class-names="" text:cond-style-name=""><text:span text:style-name="a4" text:class-names=""/></text:p>
              <draw:enhanced-geometry xmlns:dr3d="urn:oasis:names:tc:opendocument:xmlns:dr3d:1.0" draw:type="non-primitive" svg:viewBox="0 0 21574 21600" draw:enhanced-path="M 21022 0 L 2791 0 C 2488 0 2239 211 2239 470 L 2239 3287 582 3287 C 554 3287 554 3287 526 3287 223 3310 -26 3522 2 3780 29 4038 278 4250 582 4226 L 2239 4226 2239 7983 582 7983 C 554 7983 554 7983 526 7983 223 8006 -26 8217 2 8476 29 8734 278 8945 582 8922 L 2239 8922 2239 12678 582 12678 C 554 12678 554 12678 526 12678 223 12702 -26 12913 2 13171 29 13430 278 13641 582 13617 L 2239 13617 2239 17374 582 17374 C 554 17374 554 17374 526 17374 223 17397 -26 17609 2 17867 29 18125 278 18337 582 18313 L 2239 18313 2239 21130 C 2239 21389 2488 21600 2791 21600 L 21022 21600 C 21325 21600 21574 21389 21574 21130 L 21574 470 C 21574 211 21325 0 21022 0 Z M 20469 20661 L 3344 20661 3344 18313 3896 18313 C 4200 18313 4449 18102 4449 17843 4449 17585 4200 17374 3896 17374 3896 17374 3896 17374 3869 17374 L 3316 17374 3316 13617 3869 13617 C 4172 13617 4421 13406 4421 13148 4421 12890 4172 12678 3869 12678 3869 12678 3869 12678 3841 12678 L 3289 12678 3289 8922 3841 8922 C 4145 8922 4393 8710 4393 8452 4393 8194 4145 7983 3841 7983 3841 7983 3841 7983 3813 7983 L 3261 7983 3261 4226 3813 4226 C 4117 4226 4366 4015 4366 3757 4366 3498 4117 3287 3813 3287 3813 3287 3813 3287 3786 3287 L 3233 3287 3233 939 20359 939 20359 20661 Z M 9503 12584 C 10802 14533 12459 16200 14310 17515 14448 17609 14669 17656 14834 17585 L 18149 16646 C 18453 16576 18591 16294 18508 16059 18508 16036 18480 15989 18453 15965 L 16243 12913 C 16077 12702 15746 12631 15470 12749 L 14586 13195 11437 8523 12459 8030 C 12735 7912 12818 7630 12680 7396 12680 7396 12680 7396 12680 7396 L 10581 4226 C 10470 4062 10249 3968 10028 3991 9918 4015 9835 4038 9752 4109 8813 4766 7901 5447 7100 6151 6990 6269 6935 6410 6962 6574 7349 8593 8178 10636 9503 12584 Z M 9945 5212 L 11437 7443 10415 7936 C 10139 8053 10056 8358 10194 8570 10194 8570 10194 8570 10194 8570 L 13895 14063 C 14033 14298 14392 14369 14641 14251 14641 14251 14641 14251 14669 14251 L 15580 13782 17155 15942 14807 16599 C 13149 15378 11658 13876 10470 12115 9282 10330 8509 8476 8095 6644 8647 6175 9282 5682 9945 5212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574"/>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draw:frame draw:z-index="1" draw:id="id0" draw:style-name="a0" draw:name="Picture 2" svg:x="0in" svg:y="0in" svg:width="12.61458in" svg:height="1.3993in" style:rel-width="scale" style:rel-height="scale">
              <draw:image xlink:href="media/image1.png" xlink:type="simple" xlink:show="embed" xlink:actuate="onLoad"/>
              <svg:title/>
              <svg:desc/>
            </draw:frame>
            <draw:custom-shape svg:width="0.96875in" svg:height="0.93681in" draw:z-index="2" draw:id="id1" draw:style-name="a3" draw:transform="translate(-0.48437in -0.4684in) rotate(-3.14159) translate(0.72049in 0.4684in)" draw:name="Round Same Side Corner Rectangle 3">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table:table-cell>
          <table:table-cell table:number-columns-repeated="5" table:style-name="ce2"/>
          <table:table-cell table:style-name="ce1">
            <draw:custom-shape svg:x="0.125in" svg:y="0.40625in" svg:width="2.7625in" svg:height="0.50364in" draw:z-index="4" draw:id="id3" draw:style-name="a9" draw:name="Shape">
              <svg:title/>
              <svg:desc>logo placeholder</svg:desc>
              <text:p text:style-name="a8" text:class-names="" text:cond-style-name=""><text:span text:style-name="a7" text:class-names=""/></text:p>
              <draw:enhanced-geometry xmlns:dr3d="urn:oasis:names:tc:opendocument:xmlns:dr3d:1.0" draw:type="non-primitive" svg:viewBox="0 0 21600 21600" draw:enhanced-path="M 7575 7504 C 7145 7504 6909 8906 6909 11151 6909 13325 7117 14587 7547 14587 7991 14587 8199 13255 8199 11010 8199 8836 7991 7504 7575 7504 Z M 7810 11431 C 7810 13395 7783 14377 7561 14377 7339 14377 7311 13325 7311 11501 L 7311 10800 C 7311 8766 7325 7714 7561 7714 7797 7714 7810 8696 7810 10730 L 7810 11431 Z M 21558 12343 C 21503 13395 21323 14236 21087 14236 L 21017 14236 21017 11081 21059 11081 C 21198 11081 21267 11431 21309 12413 L 21336 12413 21336 9538 21309 9538 C 21281 10309 21198 10800 21073 10800 L 21003 10800 21003 7784 21073 7784 C 21309 7784 21406 8205 21503 9538 L 21545 9538 21531 7574 20518 7574 20518 7784 20629 7784 20629 14236 20518 14236 20518 14447 21586 14447 21600 12273 21558 12273 Z M 9281 7784 L 9406 7784 9406 12203 C 9406 13605 9281 14236 9087 14236 8851 14236 8795 13465 8795 12343 L 8795 7714 8920 7714 8920 7504 8310 7504 8310 7714 8421 7714 8421 11992 C 8421 13956 8643 14517 8962 14517 9364 14517 9461 13605 9461 12132 L 9461 7784 9572 7784 9572 7574 9295 7574 9295 7784 Z M 2136 4839 C 1484 4839 957 7504 957 10800 957 14096 1484 16761 2136 16761 2788 16761 3316 14096 3316 10800 3316 7504 2788 4839 2136 4839 Z M 2136 0 C 957 0 0 4839 0 10800 0 16761 957 21600 2136 21600 3316 21600 4273 16761 4273 10800 4287 4839 3316 0 2136 0 Z M 2136 18935 C 1249 18935 527 15288 527 10800 527 6312 1249 2735 2136 2735 3024 2735 3746 6312 3746 10800 3746 15288 3024 18935 2136 18935 Z M 6853 7784 L 6978 7784 6978 7644 6590 7644 6590 7784 6784 7784 6506 10870 6243 7784 6368 7784 6368 7644 5743 7644 5743 7784 5840 7784 6173 11221 6173 14306 6049 14306 6049 14517 6659 14517 6659 14306 6534 14306 6534 11081 6853 7784 Z M 19852 7644 L 19283 7644 19283 7855 19408 7855 19408 14377 19283 14377 19283 14587 20032 14587 20032 14377 19783 14377 19783 11712 19797 11712 C 20171 11712 20435 11291 20435 9608 20435 8065 20213 7644 19852 7644 Z M 20032 9818 C 20032 10940 19991 11501 19824 11501 L 19783 11501 19783 7784 19838 7784 C 19991 7784 20032 8205 20032 9257 L 20032 9818 Z M 16786 7644 L 16772 10099 16814 10099 C 16911 8556 16980 7855 17161 7855 L 17188 7855 17188 14306 17022 14306 17022 14517 17729 14517 17729 14306 17563 14306 17563 7855 17591 7855 C 17771 7855 17827 8486 17938 10099 L 17979 10099 17965 7644 16786 7644 Z M 14705 11712 L 14830 11712 14830 13605 C 14830 14096 14816 14377 14677 14377 14497 14377 14400 13395 14400 11431 L 14400 10660 C 14400 8626 14511 7714 14691 7714 14858 7714 14983 8626 15094 9748 L 15135 9748 15121 7644 15094 7644 C 15080 7784 15066 7855 15038 7855 14969 7855 14872 7574 14664 7574 14261 7574 13998 8836 13998 11221 13998 13535 14247 14657 14664 14657 14830 14657 14983 14306 15052 14306 15108 14306 15121 14377 15149 14587 L 15177 14587 15177 11782 15246 11782 15246 11571 14691 11571 14691 11712 Z M 16051 7504 C 15621 7504 15385 8906 15385 11151 15385 13325 15593 14587 16023 14587 16467 14587 16675 13255 16675 11010 16675 8836 16467 7504 16051 7504 Z M 16273 11431 C 16273 13395 16245 14377 16023 14377 15801 14377 15773 13325 15773 11501 L 15773 10800 C 15773 8766 15787 7714 16023 7714 16259 7714 16273 8696 16273 10730 L 16273 11431 Z M 18853 7784 L 19047 7784 18770 10870 18506 7784 18631 7784 18631 7644 18007 7644 18007 7784 18104 7784 18437 11221 18437 14306 18312 14306 18312 14517 18923 14517 18923 14306 18798 14306 18798 11081 19089 7784 19214 7784 19214 7644 18825 7644 18825 7784 Z M 10821 14026 C 10765 14026 10765 13816 10765 13184 L 10765 12623 C 10765 11501 10696 11081 10488 10940 L 10488 10940 C 10696 10870 10821 10519 10821 9327 10821 7925 10627 7644 10224 7644 L 9642 7644 9642 7855 9766 7855 9766 14377 9642 14377 9642 14587 10280 14587 10280 14377 10127 14377 10127 11081 10224 11081 C 10335 11081 10363 11431 10363 12132 L 10363 12834 C 10363 14236 10432 14657 10682 14657 10862 14657 10918 14377 10946 13255 L 10918 13255 C 10876 13956 10849 14026 10821 14026 Z M 10405 9397 C 10405 10449 10335 10870 10183 10870 L 10127 10870 10127 7855 10197 7855 C 10335 7855 10418 8065 10418 9117 L 10418 9397 Z M 13207 7504 C 12777 7504 12541 8906 12541 11151 12541 13325 12749 14587 13179 14587 13623 14587 13831 13255 13831 11010 13845 8836 13637 7504 13207 7504 Z M 13443 11431 C 13443 13395 13415 14377 13193 14377 12971 14377 12943 13325 12943 11501 L 12943 10800 C 12943 8766 12957 7714 13193 7714 13429 7714 13443 8696 13443 10730 L 13443 11431 Z M 11931 14306 L 11861 14306 11861 7855 12069 7855 12069 7644 11376 7644 11376 7855 11487 7855 11487 14306 11376 14306 11376 14517 12402 14517 12444 12203 12402 12203 C 12277 13395 12180 14306 11931 14306 Z N" draw:text-areas="?f12 ?f14 ?f13 ?f15" draw:glue-points="?f10 ?f11 ?f10 ?f11 ?f10 ?f11 ?f10 ?f11" draw:glue-point-leaving-directions="-90, -180, -270, -3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1 - ?f0"/>
                <draw:equation draw:name="f7" draw:formula="?f6 / 2"/>
                <draw:equation draw:name="f8" draw:formula="?f6 / 21600"/>
                <draw:equation draw:name="f9" draw:formula="?f4 / 21600"/>
                <draw:equation draw:name="f10" draw:formula="?f7 / ?f8"/>
                <draw:equation draw:name="f11" draw:formula="?f5 / ?f9"/>
                <draw:equation draw:name="f12" draw:formula="0 / ?f8"/>
                <draw:equation draw:name="f13" draw:formula="?f1 / ?f8"/>
                <draw:equation draw:name="f14" draw:formula="0 / ?f9"/>
                <draw:equation draw:name="f15" draw:formula="?f3 / ?f9"/>
              </draw:enhanced-geometry>
            </draw:custom-shape>
          </table:table-cell>
          <table:table-cell table:number-columns-repeated="16376"/>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style-name="ce12">
            <text:p>Sample Card Co.'s <text:s text:c="5"/>Telephone List</text:p>
          </table:table-cell>
          <table:covered-table-cell/>
          <table:table-cell table:style-name="ce3"/>
          <table:table-cell office:value-type="date" office:date-value="2019-09-04T00:00:00" table:style-name="ce17">
            <text:p>9/4/2019</text:p>
          </table:table-cell>
          <table:table-cell table:number-columns-repeated="3" table:style-name="ce3"/>
          <table:table-cell table:number-columns-repeated="16376"/>
        </table:table-row>
        <table:table-row table:style-name="ro4">
          <table:table-cell table:content-validation-name="val1" table:style-name="ce1"/>
          <table:table-cell office:value-type="string" table:number-columns-spanned="5" table:number-rows-spanned="1" table:content-validation-name="val11" table:style-name="ce11">
            <text:p>cold call list</text:p>
          </table:table-cell>
          <table:covered-table-cell/>
          <table:covered-table-cell/>
          <table:covered-table-cell/>
          <table:covered-table-cell/>
          <table:table-cell office:value-type="string" table:content-validation-name="val2" table:style-name="ce8">
            <text:p>LAST UPDATED:</text:p>
          </table:table-cell>
          <table:table-cell office:value-type="string" table:content-validation-name="val3" table:style-name="ce4">
            <text:p>Date</text:p>
          </table:table-cell>
          <table:table-cell table:number-columns-repeated="16376"/>
        </table:table-row>
        <table:table-row table:style-name="ro5">
          <table:table-cell/>
          <table:table-cell office:value-type="string" table:content-validation-name="val4" table:style-name="ce10">
            <text:p>Last Name</text:p>
          </table:table-cell>
          <table:table-cell office:value-type="string" table:content-validation-name="val5" table:style-name="ce10">
            <text:p>First Name</text:p>
          </table:table-cell>
          <table:table-cell office:value-type="string" table:content-validation-name="val6" table:style-name="ce10">
            <text:p>Address</text:p>
          </table:table-cell>
          <table:table-cell office:value-type="string" table:content-validation-name="val7" table:style-name="ce10">
            <text:p>Home Phone</text:p>
          </table:table-cell>
          <table:table-cell office:value-type="string" table:content-validation-name="val8" table:style-name="ce10">
            <text:p>Work Phone</text:p>
          </table:table-cell>
          <table:table-cell office:value-type="string" table:content-validation-name="val9" table:style-name="ce10">
            <text:p>Cell</text:p>
          </table:table-cell>
          <table:table-cell office:value-type="string" table:content-validation-name="val10" table:style-name="ce10">
            <text:p>Email</text:p>
          </table:table-cell>
          <table:table-cell table:number-columns-repeated="16376"/>
        </table:table-row>
        <table:table-row table:style-name="ro5">
          <table:table-cell/>
          <table:table-cell table:style-name="ce5"/>
          <table:table-cell office:value-type="string" table:style-name="ce5">
            <text:p>Pennzoil 10 minute oil change</text:p>
          </table:table-cell>
          <table:table-cell office:value-type="string" table:style-name="ce6">
            <text:p>29709 Grand River Ave. 48336</text:p>
          </table:table-cell>
          <table:table-cell table:style-name="ce7"/>
          <table:table-cell office:value-type="string" table:style-name="ce7">
            <text:p>(248) 473-0309</text:p>
          </table:table-cell>
          <table:table-cell table:style-name="ce7"/>
          <table:table-cell table:style-name="ce9"/>
          <table:table-cell table:number-columns-repeated="16376"/>
        </table:table-row>
        <table:table-row table:style-name="ro5">
          <table:table-cell/>
          <table:table-cell table:style-name="ce5"/>
          <table:table-cell office:value-type="string" table:style-name="ce5">
            <text:p>Pennzoil - Oil Exchange</text:p>
          </table:table-cell>
          <table:table-cell office:value-type="string" table:style-name="ce6">
            <text:p>19086 Northville Rd, Northville, MI 48168</text:p>
          </table:table-cell>
          <table:table-cell table:style-name="ce7"/>
          <table:table-cell office:value-type="string" table:style-name="ce7">
            <text:p>(248) 924-2375</text:p>
          </table:table-cell>
          <table:table-cell table:style-name="ce7"/>
          <table:table-cell table:style-name="ce9"/>
          <table:table-cell table:number-columns-repeated="16376"/>
        </table:table-row>
        <table:table-row table:style-name="ro4">
          <table:table-cell/>
          <table:table-cell table:style-name="ce13"/>
          <table:table-cell office:value-type="string" table:style-name="ce13">
            <text:p>Pennzoil, Grand Automotive Lube &amp; Service Center</text:p>
          </table:table-cell>
          <table:table-cell office:value-type="string" table:style-name="ce13">
            <text:p>10450 Gratiot Ave, Detroit, MI 48213</text:p>
          </table:table-cell>
          <table:table-cell table:style-name="ce14"/>
          <table:table-cell office:value-type="string" table:style-name="ce14">
            <text:p>(313) 571-6533</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3">
            <text:p>Pennzoil Lubemart</text:p>
          </table:table-cell>
          <table:table-cell office:value-type="string" table:style-name="ce13">
            <text:p>32960 Michigan Ave, Wayne, MI 48184</text:p>
          </table:table-cell>
          <table:table-cell table:style-name="ce14"/>
          <table:table-cell office:value-type="string" table:style-name="ce14">
            <text:p>(734) 721-6244</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3">
            <text:p>Pennzoil</text:p>
          </table:table-cell>
          <table:table-cell office:value-type="string" table:style-name="ce13">
            <text:p>1760 W Maple Rd, Troy, MI 48084</text:p>
          </table:table-cell>
          <table:table-cell table:style-name="ce14"/>
          <table:table-cell office:value-type="string" table:style-name="ce14">
            <text:p>(248) 816-9891</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3">
            <text:p>Pennzoil 10 Minute Oil Change</text:p>
          </table:table-cell>
          <table:table-cell office:value-type="string" table:style-name="ce13">
            <text:p>20835 Van Dyke Ave, Warren, MI 48089</text:p>
          </table:table-cell>
          <table:table-cell table:style-name="ce14"/>
          <table:table-cell office:value-type="string" table:style-name="ce14">
            <text:p>(586) 427-3333</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6">
            <text:p>Pennzoil</text:p>
          </table:table-cell>
          <table:table-cell office:value-type="string" table:style-name="ce13">
            <text:p>718 Elliott Ave, Grand Haven, MI 49417</text:p>
          </table:table-cell>
          <table:table-cell table:style-name="ce14"/>
          <table:table-cell office:value-type="string" table:style-name="ce14">
            <text:p>(616) 847-0990</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3">
            <text:p>Fast Stop Pennzoil 10 Minute Oil Change</text:p>
          </table:table-cell>
          <table:table-cell office:value-type="string" table:style-name="ce13">
            <text:p>368 Baldwin St, Jenison, MI 49428</text:p>
          </table:table-cell>
          <table:table-cell table:style-name="ce14"/>
          <table:table-cell office:value-type="string" table:style-name="ce14">
            <text:p>(616) 667-1161</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3">
            <text:p>Big Rapids Pennzoil &amp; Auto Repair</text:p>
          </table:table-cell>
          <table:table-cell office:value-type="string" table:style-name="ce13">
            <text:p>710 N State St, Big Rapids, MI 49307</text:p>
          </table:table-cell>
          <table:table-cell table:style-name="ce14"/>
          <table:table-cell office:value-type="string" table:style-name="ce14">
            <text:p>(231) 414-8358</text:p>
          </table:table-cell>
          <table:table-cell table:style-name="ce14"/>
          <table:table-cell table:style-name="ce15"/>
          <table:table-cell table:number-columns-repeated="16376"/>
        </table:table-row>
        <table:table-row table:style-name="ro4">
          <table:table-cell/>
          <table:table-cell table:style-name="ce13"/>
          <table:table-cell office:value-type="string" table:style-name="ce13">
            <text:p>Pennzoil</text:p>
          </table:table-cell>
          <table:table-cell office:value-type="string" table:style-name="ce13">
            <text:p>67595 S Main St, Richmond, MI 48062</text:p>
          </table:table-cell>
          <table:table-cell table:style-name="ce14"/>
          <table:table-cell office:value-type="string" table:style-name="ce14">
            <text:p>(586) 727-3311</text:p>
          </table:table-cell>
          <table:table-cell table:style-name="ce14"/>
          <table:table-cell table:style-name="ce15"/>
          <table:table-cell table:number-columns-repeated="16376"/>
        </table:table-row>
        <table:table-row table:number-rows-repeated="1048561" table:style-name="ro4">
          <table:table-cell table:number-columns-repeated="16384"/>
        </table:table-row>
        <table:named-expressions>
          <table:named-range table:name="Print_Titles" table:cell-range-address="TF004782352.$A$5:TF004782352.$XFD$5" table:base-cell-address="TF004782352.$A$1"/>
        </table:named-expressions>
      </table:table>
      <table:named-expressions>
        <table:named-expression table:name="ColumnTitle1" table:expression="of:=[TF004782352.$B$5]" table:base-cell-address="TF004782352.$A$1"/>
        <table:named-range table:name="RowTitleRegion1..I1" table:cell-range-address="TF004782352.$G$4" table:base-cell-address="TF004782352.$A$1"/>
      </table:named-expressions>
      <table:database-ranges>
        <table:database-range table:target-range-address="TF004782352.B5:TF004782352.H15" table:name="Contacts"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Franklin Gothic Book" svg:font-family="&quot;Franklin Gothic Book&quot;"/>
    <style:font-face style:name="Constantia" svg:font-family="Constantia"/>
    <style:font-face style:name="Franklin Gothic Medium" svg:font-family="&quot;Franklin Gothic Medium&quot;"/>
  </office:font-face-decls>
  <office:styles>
    <number:number-style style:name="N0">
      <number:number number:min-integer-digits="1"/>
    </number:number-style>
    <number:date-style style:name="N19">
      <number:month/>
      <number:text>/</number:text>
      <number:day/>
      <number:text>/</number:text>
      <number:year number:style="long"/>
    </number:date-style>
    <number:number-style style:name="N36P0">
      <number:number number:decimal-places="0" number:min-integer-digits="0">
        <number:embedded-text number:position="4">-</number:embedded-text>
      </number:number>
    </number:number-style>
    <number:number-style style:name="N36">
      <number:text>(</number:text>
      <number:number number:decimal-places="0" number:min-integer-digits="0">
        <number:embedded-text number:position="4">-</number:embedded-text>
        <number:embedded-text number:position="7">) </number:embedded-text>
      </number:number>
      <style:map style:condition="value()&lt;=9999999" style:apply-style-name="N36P0"/>
    </number:number-style>
    <style:style style:name="Date" style:family="table-cell" style:data-style-name="N19">
      <style:table-cell-properties style:vertical-align="automatic" fo:wrap-option="wrap" style:repeat-content="false"/>
      <style:paragraph-properties fo:text-align="start" fo:margin-left="0cm"/>
    </style:style>
    <style:style style:name="Followed_32_Hyperlink" style:display-name="Followed Hyperlink" style:family="table-cell" style:data-style-name="N0">
      <style:text-properties fo:color="#404040"/>
    </style:style>
    <style:style style:name="Heading_32_1" style:display-name="Heading 1" style:family="table-cell" style:data-style-name="N0">
      <style:table-cell-properties style:vertical-align="middle"/>
      <style:text-properties fo:color="#404040" style:font-name="Constantia" style:font-name-asian="Constantia" style:font-name-complex="Constantia" fo:font-size="18pt" style:font-size-asian="18pt" style:font-size-complex="18pt"/>
    </style:style>
    <style:style style:name="Heading_32_2" style:display-name="Heading 2" style:family="table-cell" style:data-style-name="N0">
      <style:table-cell-properties style:vertical-align="middle"/>
      <style:text-properties fo:color="#404040"/>
    </style:style>
    <style:style style:name="Hyperlink" style:family="table-cell" style:data-style-name="N0">
      <style:text-properties fo:color="#404040"/>
    </style:style>
    <style:style style:name="Default" style:family="table-cell" style:data-style-name="N0">
      <style:table-cell-properties style:vertical-align="automatic" fo:wrap-option="wrap" fo:background-color="transparent"/>
      <style:text-properties fo:color="#000000" style:font-name="Franklin Gothic Book" style:font-name-asian="Franklin Gothic Book" style:font-name-complex="Franklin Gothic Book" fo:font-size="11pt" style:font-size-asian="11pt" style:font-size-complex="11pt"/>
    </style:style>
    <style:style style:name="Phone" style:family="table-cell" style:data-style-name="N36">
      <style:table-cell-properties style:vertical-align="automatic" fo:background-color="transparent" style:repeat-content="false"/>
      <style:paragraph-properties fo:text-align="start" fo:margin-left="0cm"/>
    </style:style>
    <style:style style:name="Title" style:family="table-cell" style:data-style-name="N0">
      <style:table-cell-properties style:vertical-align="middle"/>
      <style:text-properties fo:color="#404040" style:font-name="Constantia" style:font-name-asian="Constantia" style:font-name-complex="Constantia" fo:font-size="18pt" style:font-size-asian="18pt" style:font-size-complex="18pt"/>
    </style:style>
    <style:style style:family="graphic" style:name="Graphics"/>
    <style:default-style style:family="graphic">
      <style:graphic-properties draw:fill="solid" draw:fill-color="#f7f5e6" draw:opacity="100%" draw:stroke="solid" svg:stroke-width="0.01389in" svg:stroke-color="#b6b4a9" svg:stroke-opacity="100%" svg:stroke-linecap="butt"/>
    </style:default-style>
  </office:styles>
  <office:automatic-styles>
    <style:page-layout style:name="pm1">
      <style:page-layout-properties fo:margin-top="0.3in" fo:margin-bottom="0.3in" fo:margin-left="0.4in" fo:margin-right="0.4in" style:print-orientation="landscape" style:print-page-order="ttb" style:first-page-number="continue" style:scale-to="64%" style:table-centering="horizontal" style:print="objects charts drawings"/>
      <style:header-style>
        <style:header-footer-properties fo:min-height="0.1in" fo:margin-left="0.4in" fo:margin-right="0.4in" fo:margin-bottom="0in"/>
      </style:header-style>
      <style:footer-style>
        <style:header-footer-properties fo:min-height="0.1in" fo:margin-left="0.4in" fo:margin-right="0.4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title/>
    <meta:initial-creator/>
    <dc:creator/>
    <meta:creation-date>2019-02-19T20:13:55Z</meta:creation-date>
    <dc:date>2019-09-04T23:28:20Z</dc:date>
    <meta:user-defined meta:name="ContentTypeId">0x01010079F111ED35F8CC479449609E8A0923A6</meta:user-defined>
  </office:meta>
</office:document-meta>
</file>